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mand</text:p>
          </table:table-cell>
        </table:table-row>
        <table:table-row table:style-name="ro1">
          <table:table-cell table:formula="of:=[$rawData.A7]" office:value-type="float" office:value="2015" calcext:value-type="float">
            <text:p>2015</text:p>
          </table:table-cell>
          <table:table-cell table:formula="of:=[$rawData.E7]" office:value-type="float" office:value="267.86019372992" calcext:value-type="float">
            <text:p>267.86019372992</text:p>
          </table:table-cell>
        </table:table-row>
        <table:table-row table:style-name="ro1">
          <table:table-cell table:formula="of:=[$rawData.A8]" office:value-type="float" office:value="2020" calcext:value-type="float">
            <text:p>2020</text:p>
          </table:table-cell>
          <table:table-cell table:formula="of:=[$rawData.E8]" office:value-type="float" office:value="278.492905749" calcext:value-type="float">
            <text:p>278.492905749</text:p>
          </table:table-cell>
        </table:table-row>
        <table:table-row table:style-name="ro1">
          <table:table-cell table:formula="of:=[$rawData.A9]" office:value-type="float" office:value="2025" calcext:value-type="float">
            <text:p>2025</text:p>
          </table:table-cell>
          <table:table-cell table:formula="of:=[$rawData.E9]" office:value-type="float" office:value="293.03478435" calcext:value-type="float">
            <text:p>293.03478435</text:p>
          </table:table-cell>
        </table:table-row>
        <table:table-row table:style-name="ro1">
          <table:table-cell table:formula="of:=[$rawData.A10]" office:value-type="float" office:value="2030" calcext:value-type="float">
            <text:p>2030</text:p>
          </table:table-cell>
          <table:table-cell table:formula="of:=[$rawData.E10]" office:value-type="float" office:value="312.658353375" calcext:value-type="float">
            <text:p>312.658353375</text:p>
          </table:table-cell>
        </table:table-row>
        <table:table-row table:style-name="ro1">
          <table:table-cell table:formula="of:=[$rawData.A11]" office:value-type="float" office:value="2035" calcext:value-type="float">
            <text:p>2035</text:p>
          </table:table-cell>
          <table:table-cell table:formula="of:=[$rawData.E11]" office:value-type="float" office:value="333.192961332" calcext:value-type="float">
            <text:p>333.192961332</text:p>
          </table:table-cell>
        </table:table-row>
        <table:table-row table:style-name="ro1">
          <table:table-cell table:formula="of:=[$rawData.A12]" office:value-type="float" office:value="2040" calcext:value-type="float">
            <text:p>2040</text:p>
          </table:table-cell>
          <table:table-cell table:formula="of:=[$rawData.E12]" office:value-type="float" office:value="353.082420135" calcext:value-type="float">
            <text:p>353.082420135</text:p>
          </table:table-cell>
        </table:table-row>
        <table:table-row table:style-name="ro1">
          <table:table-cell table:formula="of:=[$rawData.A13]" office:value-type="float" office:value="2045" calcext:value-type="float">
            <text:p>2045</text:p>
          </table:table-cell>
          <table:table-cell table:formula="of:=[$rawData.E13]" office:value-type="float" office:value="375.242303208" calcext:value-type="float">
            <text:p>375.242303208</text:p>
          </table:table-cell>
        </table:table-row>
        <table:table-row table:style-name="ro1">
          <table:table-cell table:formula="of:=[$rawData.A14]" office:value-type="float" office:value="2050" calcext:value-type="float">
            <text:p>2050</text:p>
          </table:table-cell>
          <table:table-cell table:formula="of:=[$rawData.E14]" office:value-type="float" office:value="400.228727382" calcext:value-type="float">
            <text:p>400.228727382</text:p>
          </table:table-cell>
        </table:table-row>
      </table:table>
      <table:table table:name="rawData" table:style-name="ta1">
        <table:table-column table:style-name="co1" table:number-columns-repeated="5" table:default-cell-style-name="Default"/>
        <table:table-row table:style-name="ro2">
          <table:table-cell table:style-name="ce1" office:value-type="string" calcext:value-type="string">
            <text:p>AEO Reference Case Supplemental Tables - Table 5. <text:s/>Commercial Sector Key Indicators and Consumpti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(quadrillion Btu, unless otherwise noted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urchased electricity (quad btu)</text:p>
          </table:table-cell>
          <table:table-cell table:style-name="ce3" office:value-type="string" calcext:value-type="string">
            <text:p>ventilation efficiency (cfm per btu)</text:p>
          </table:table-cell>
          <table:table-cell table:style-name="ce3" office:value-type="string" calcext:value-type="string">
            <text:p>demand</text:p>
          </table:table-cell>
          <table:table-cell office:value-type="string" calcext:value-type="string">
            <text:p>demand (trillion cfm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529528968759385" calcext:value-type="float">
            <text:p>0.529528968759385</text:p>
          </table:table-cell>
          <table:table-cell office:value-type="float" office:value="0.514929" calcext:value-type="float">
            <text:p>0.514929</text:p>
          </table:table-cell>
          <table:table-cell table:formula="of:=[.B5]*10^15 * [.C5]" office:value-type="float" office:value="272669822354302" calcext:value-type="float">
            <text:p>272669822354302</text:p>
          </table:table-cell>
          <table:table-cell table:formula="of:=[.D5]/10^12" office:value-type="float" office:value="272.669822354301" calcext:value-type="float">
            <text:p>272.6698223543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527641125812072" calcext:value-type="float">
            <text:p>0.527641125812072</text:p>
          </table:table-cell>
          <table:table-cell office:value-type="float" office:value="0.514929" calcext:value-type="float">
            <text:p>0.514929</text:p>
          </table:table-cell>
          <table:table-cell table:formula="of:=[.B6]*10^15 * [.C6]" office:value-type="float" office:value="271697717273284" calcext:value-type="float">
            <text:p>271697717273284</text:p>
          </table:table-cell>
          <table:table-cell table:formula="of:=[.D6]/10^12" office:value-type="float" office:value="271.697717273284" calcext:value-type="float">
            <text:p>271.69771727328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20188596350022" calcext:value-type="float">
            <text:p>0.520188596350022</text:p>
          </table:table-cell>
          <table:table-cell office:value-type="float" office:value="0.514929" calcext:value-type="float">
            <text:p>0.514929</text:p>
          </table:table-cell>
          <table:table-cell table:formula="of:=[.B7]*10^15 * [.C7]" office:value-type="float" office:value="267860193729920" calcext:value-type="float">
            <text:p>267860193729920</text:p>
          </table:table-cell>
          <table:table-cell table:formula="of:=[.D7]/10^12" office:value-type="float" office:value="267.86019372992" calcext:value-type="float">
            <text:p>267.860193729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506829" calcext:value-type="float">
            <text:p>0.506829</text:p>
          </table:table-cell>
          <table:table-cell office:value-type="float" office:value="0.549481" calcext:value-type="float">
            <text:p>0.549481</text:p>
          </table:table-cell>
          <table:table-cell table:formula="of:=[.B8]*10^15 * [.C8]" office:value-type="float" office:value="278492905749000" calcext:value-type="float">
            <text:p>278492905749000</text:p>
          </table:table-cell>
          <table:table-cell table:formula="of:=[.D8]/10^12" office:value-type="float" office:value="278.492905749" calcext:value-type="float">
            <text:p>278.49290574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495033" calcext:value-type="float">
            <text:p>0.495033</text:p>
          </table:table-cell>
          <table:table-cell office:value-type="float" office:value="0.59195" calcext:value-type="float">
            <text:p>0.59195</text:p>
          </table:table-cell>
          <table:table-cell table:formula="of:=[.B9]*10^15 * [.C9]" office:value-type="float" office:value="293034784350000" calcext:value-type="float">
            <text:p>293034784350000</text:p>
          </table:table-cell>
          <table:table-cell table:formula="of:=[.D9]/10^12" office:value-type="float" office:value="293.03478435" calcext:value-type="float">
            <text:p>293.0347843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450111" calcext:value-type="float">
            <text:p>0.450111</text:p>
          </table:table-cell>
          <table:table-cell office:value-type="float" office:value="0.694625" calcext:value-type="float">
            <text:p>0.694625</text:p>
          </table:table-cell>
          <table:table-cell table:formula="of:=[.B10]*10^15 * [.C10]" office:value-type="float" office:value="312658353375000" calcext:value-type="float">
            <text:p>312658353375000</text:p>
          </table:table-cell>
          <table:table-cell table:formula="of:=[.D10]/10^12" office:value-type="float" office:value="312.658353375" calcext:value-type="float">
            <text:p>312.65835337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418397" calcext:value-type="float">
            <text:p>0.418397</text:p>
          </table:table-cell>
          <table:table-cell office:value-type="float" office:value="0.796356" calcext:value-type="float">
            <text:p>0.796356</text:p>
          </table:table-cell>
          <table:table-cell table:formula="of:=[.B11]*10^15 * [.C11]" office:value-type="float" office:value="333192961332000" calcext:value-type="float">
            <text:p>333192961332000</text:p>
          </table:table-cell>
          <table:table-cell table:formula="of:=[.D11]/10^12" office:value-type="float" office:value="333.192961332" calcext:value-type="float">
            <text:p>333.19296133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396261" calcext:value-type="float">
            <text:p>0.396261</text:p>
          </table:table-cell>
          <table:table-cell office:value-type="float" office:value="0.891035" calcext:value-type="float">
            <text:p>0.891035</text:p>
          </table:table-cell>
          <table:table-cell table:formula="of:=[.B12]*10^15 * [.C12]" office:value-type="float" office:value="353082420135000" calcext:value-type="float">
            <text:p>353082420135000</text:p>
          </table:table-cell>
          <table:table-cell table:formula="of:=[.D12]/10^12" office:value-type="float" office:value="353.082420135" calcext:value-type="float">
            <text:p>353.08242013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380372" calcext:value-type="float">
            <text:p>0.380372</text:p>
          </table:table-cell>
          <table:table-cell office:value-type="float" office:value="0.986514" calcext:value-type="float">
            <text:p>0.986514</text:p>
          </table:table-cell>
          <table:table-cell table:formula="of:=[.B13]*10^15 * [.C13]" office:value-type="float" office:value="375242303208000" calcext:value-type="float">
            <text:p>375242303208000</text:p>
          </table:table-cell>
          <table:table-cell table:formula="of:=[.D13]/10^12" office:value-type="float" office:value="375.242303208" calcext:value-type="float">
            <text:p>375.24230320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374726" calcext:value-type="float">
            <text:p>0.374726</text:p>
          </table:table-cell>
          <table:table-cell office:value-type="float" office:value="1.068057" calcext:value-type="float">
            <text:p>1.068057</text:p>
          </table:table-cell>
          <table:table-cell table:formula="of:=[.B14]*10^15 * [.C14]" office:value-type="float" office:value="400228727382000" calcext:value-type="float">
            <text:p>400228727382000</text:p>
          </table:table-cell>
          <table:table-cell table:formula="of:=[.D14]/10^12" office:value-type="float" office:value="400.228727382" calcext:value-type="float">
            <text:p>400.228727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percentage-style style:name="N148">
      <number:number number:decimal-places="1" loext:min-decimal-places="1" number:min-integer-digits="1"/>
      <number:text>%</number:text>
    </number:percentage-style>
    <number:number-style style:name="N149">
      <number:number number:decimal-places="2" loext:min-decimal-places="2" number:min-integer-digits="1"/>
      <number:text> </number:text>
    </number:number-style>
    <number:number-style style:name="N150">
      <number:number number:decimal-places="0" loext:min-decimal-places="0" number:min-integer-digits="1"/>
      <number:text> </number:text>
    </number:number-style>
    <number:number-style style:name="N151">
      <number:number number:decimal-places="3" loext:min-decimal-places="3" number:min-integer-digits="1"/>
      <number:text> </number:text>
    </number:number-style>
    <number:text-style style:name="N152">
      <number:text-content/>
      <loext:fill-character>.</loext:fill-character>
    </number:text-style>
    <number:number-style style:name="N153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1" loext:min-decimal-places="1" number:min-integer-digits="1" number:grouping="true"/>
    </number:number-style>
    <number:date-style style:name="N156">
      <number:text>T</number:text>
      <number:year number:calendar="jewish"/>
      <number:text>xt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4:42:10.629112244</meta:creation-date>
    <dc:date>2021-07-07T15:33:44.629913849</dc:date>
    <meta:editing-duration>PT32S</meta:editing-duration>
    <meta:editing-cycles>1</meta:editing-cycles>
    <meta:document-statistic meta:table-count="2" meta:cell-count="75" meta:object-count="0"/>
    <meta:generator>LibreOffice/6.4.7.2$Linux_X86_64 LibreOffice_project/40$Build-2</meta:generator>
  </office:meta>
</office:document-meta>
</file>